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in" fo:margin-right="0in" style:line-height-at-least="0.2083in" fo:text-align="justify" style:justify-single-word="false" fo:orphans="2" fo:widows="2" fo:text-indent="0in" style:auto-text-indent="false"/>
      <style:text-properties fo:font-variant="normal" fo:text-transform="none" fo:color="#000000" style:font-name="sans-serif" fo:font-size="12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style:line-height-at-least="0.1563in" fo:orphans="2" fo:widows="2" fo:text-indent="0in" style:auto-text-indent="false" fo:background-color="#eeffcc" fo:padding="0in" fo:border="none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line-height-at-least="0.1563in" fo:orphans="2" fo:widows="2" fo:background-color="#eeffcc" fo:padding="0in" fo:border="none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/>
    </style:style>
    <style:style style:name="P6" style:family="paragraph" style:parent-style-name="Preformatted_20_Text">
      <style:paragraph-properties style:line-height-at-least="0.1563in" fo:orphans="2" fo:widows="2" fo:background-color="#eeffcc" fo:padding="0in" fo:border="none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ed to VPN to connect to our resources:</text:p>
      <text:p text:style-name="Standard"/>
      <text:p text:style-name="Standard"><text:a xlink:type="simple" xlink:href="http://www.cmu.edu/computing/network/vpn/">http://www.cmu.edu/computing/network/vpn/</text:a></text:p>
      <text:p text:style-name="Standard"/>
      <text:p text:style-name="Standard">for linux users:</text:p>
      <text:p text:style-name="Standard"/>
      <text:p text:style-name="Standard"><text:a xlink:type="simple" xlink:href="http://www.cs.cmu.edu/~help/networking/vpn/vpn_linux.html">http://www.cs.cmu.edu/~help/networking/vpn/vpn_linux.html</text:a></text:p>
      <text:p text:style-name="Standard"/>
      <text:p text:style-name="Standard">Our cluster(s):</text:p>
      <text:p text:style-name="Standard"/>
      <text:p text:style-name="Standard"><text:a xlink:type="simple" xlink:href="mailto:user@ntpl-bw01.me.cmu.local">user@ntpl-bw01.me.cmu.local</text:a></text:p>
      <text:p text:style-name="Standard"/>
      <text:p text:style-name="Standard"><text:a xlink:type="simple" xlink:href="mailto:user@ntpl-bw02.me.cmu.local">user@ntpl-bw02.me.cmu.local</text:a></text:p>
      <text:p text:style-name="Standard"/>
      <text:p text:style-name="Standard"><text:a xlink:type="simple" xlink:href="mailto:user@gilgamesh.cheme.cmu.edu">user@gilgamesh.cheme.cmu.edu</text:a></text:p>
      <text:p text:style-name="Standard"/>
      <text:p text:style-name="Standard">or</text:p>
      <text:p text:style-name="Standard"/>
      <text:p text:style-name="Standard">user@172.19.10.6</text:p>
      <text:p text:style-name="Standard"/>
      <text:p text:style-name="Standard">user@172.19.10.14</text:p>
      <text:p text:style-name="Standard"/>
      <text:p text:style-name="Standard">user@128.2.52.112</text:p>
      <text:p text:style-name="Standard"/>
      <text:p text:style-name="Standard">If you cannot resolve the domain name explicitly. <text:s/>You can always check to see what the ip address is by using:</text:p>
      <text:p text:style-name="Standard"/>
      <text:p text:style-name="P2">[jason@ntpl ~]$ /sbin/ifconfig </text:p>
      <text:p text:style-name="P2">eth0 <text:s text:c="5"/>Link encap:Ethernet <text:s/>HWaddr 00:E0:81:44:5D:B9 <text:s/></text:p>
      <text:p text:style-name="P2"><text:s text:c="10"/>inet addr:172.16.7.254 <text:s/>Bcast:172.16.7.255 <text:s/>Mask:255.255.248.0 </text:p>
      <text:p text:style-name="P2"><text:s text:c="10"/>UP BROADCAST RUNNING MULTICAST <text:s/>MTU:1500 <text:s/>Metric:1 </text:p>
      <text:p text:style-name="P2"><text:s text:c="10"/>RX packets:68339299 errors:0 dropped:0 overruns:0 frame:0 </text:p>
      <text:p text:style-name="P2"><text:s text:c="10"/>TX packets:48824629 errors:0 dropped:0 overruns:0 carrier:0 </text:p>
      <text:p text:style-name="P2"><text:s text:c="10"/>collisions:0 txqueuelen:1000 </text:p>
      <text:p text:style-name="P2"><text:s text:c="10"/>RX bytes:21016065686 (19.5 GiB) <text:s/>TX bytes:12072127894 (11.2 GiB) </text:p>
      <text:p text:style-name="P2"><text:s text:c="10"/>Interrupt:25 </text:p>
      <text:p text:style-name="P2"/>
      <text:p text:style-name="P2">eth1 <text:s text:c="5"/>Link encap:Ethernet <text:s/>HWaddr 00:E0:81:44:5D:B8 <text:s/></text:p>
      <text:p text:style-name="P2"><text:s text:c="10"/>inet addr:172.19.10.6 <text:s/>Bcast:172.19.10.255 <text:s/>Mask:255.255.255.0 </text:p>
      <text:p text:style-name="P2"><text:s text:c="10"/>UP BROADCAST RUNNING MULTICAST <text:s/>MTU:1500 <text:s/>Metric:1 </text:p>
      <text:p text:style-name="P2"><text:s text:c="10"/>RX packets:3847994 errors:0 dropped:0 overruns:0 frame:0 </text:p>
      <text:p text:style-name="P2"><text:s text:c="10"/>TX packets:3869517 errors:0 dropped:0 overruns:0 carrier:0 </text:p>
      <text:p text:style-name="P2"><text:s text:c="10"/>collisions:0 txqueuelen:1000 </text:p>
      <text:p text:style-name="P2"><text:s text:c="10"/>RX bytes:338630793 (322.9 MiB) <text:s/>TX bytes:4918728342 (4.5 GiB) </text:p>
      <text:p text:style-name="P2"><text:s text:c="10"/>Interrupt:24 </text:p>
      <text:p text:style-name="P2"/>
      <text:p text:style-name="P2">lo <text:s text:c="7"/>Link encap:Local Loopback <text:s/></text:p>
      <text:p text:style-name="P2"><text:s text:c="10"/>inet addr:127.0.0.1 <text:s/>Mask:255.0.0.0 </text:p>
      <text:p text:style-name="P2"><text:s text:c="10"/>UP LOOPBACK RUNNING <text:s/>MTU:16436 <text:s/>Metric:1 </text:p>
      <text:p text:style-name="P2"><text:s text:c="10"/>RX packets:38798046 errors:0 dropped:0 overruns:0 frame:0 </text:p>
      <text:p text:style-name="P2"><text:s text:c="10"/>TX packets:38798046 errors:0 dropped:0 overruns:0 carrier:0 </text:p>
      <text:p text:style-name="P2"><text:s text:c="10"/>collisions:0 txqueuelen:0 </text:p>
      <text:p text:style-name="P2"><text:s text:c="10"/>RX bytes:7829260552 (7.2 GiB) <text:s/>TX bytes:7829260552 (7.2 GiB) </text:p>
      <text:p text:style-name="Standard"><text:soft-page-break/><text:s/></text:p>
      <text:p text:style-name="P1">ntpl-bw0x</text:p>
      <text:p text:style-name="Standard"/>
      <text:p text:style-name="Standard"><text:a xlink:type="simple" xlink:href="mailto:user@ntpl-bw02.me.cmu.local">user@ntpl-bw01.me.cmu.local</text:a></text:p>
      <text:p text:style-name="Standard"/>
      <text:p text:style-name="Standard">12 nodes, 4 cpu/node</text:p>
      <text:p text:style-name="Standard"/>
      <text:p text:style-name="Standard"><text:a xlink:type="simple" xlink:href="mailto:user@ntpl-bw02.me.cmu.local">user@ntpl-bw02.me.cmu.local</text:a></text:p>
      <text:p text:style-name="Standard"/>
      <text:p text:style-name="Standard">4 nodes, 12 cpu/node</text:p>
      <text:p text:style-name="Standard"/>
      <text:p text:style-name="Standard">To submit a job:</text:p>
      <text:p text:style-name="Standard"/>
      <text:p text:style-name="P2">[jason@ntpl 6x]$ ls </text:p>
      <text:p text:style-name="P2">1atom <text:s text:c="14"/>log_heat_7.lammps <text:s/>log_SED_16.lammps <text:s/>matlab_prim.sh </text:p>
      <text:p text:style-name="P2">in.LJAr.SED <text:s text:c="8"/>log_heat_8.lammps <text:s/>log_SED_1.lammps <text:s text:c="2"/>matlab_toatom.sh </text:p>
      <text:p text:style-name="P2">LJ1.in.data <text:s text:c="8"/>log_heat_9.lammps <text:s/>log_SED_2.lammps <text:s text:c="2"/>matlab_toucell.sh </text:p>
      <text:p text:style-name="P2">log_heat_10.lammps <text:s/>log.lammps <text:s text:c="8"/>log_SED_3.lammps <text:s text:c="2"/>p1_lmp_perfect_SED_6x.o1654 </text:p>
      <text:p text:style-name="P2">log_heat_1.lammps <text:s text:c="2"/>log_SED_10.lammps <text:s/>log_SED_4.lammps <text:s text:c="2"/>parallel_lmp_MD.sh </text:p>
      <text:p text:style-name="P2">log_heat_2.lammps <text:s text:c="2"/>log_SED_11.lammps <text:s/>log_SED_5.lammps <text:s text:c="2"/>SED_LAMMPS_DUMP.py </text:p>
      <text:p text:style-name="P2">log_heat_3.lammps <text:s text:c="2"/>log_SED_12.lammps <text:s/>log_SED_6.lammps <text:s text:c="2"/>SED_LAMMPS_FFT_PRIMITIVE.m </text:p>
      <text:p text:style-name="P2">log_heat_4.lammps <text:s text:c="2"/>log_SED_13.lammps <text:s/>log_SED_7.lammps <text:s text:c="2"/>SED_LAMMPS_FFT_toatom.m </text:p>
      <text:p text:style-name="P2">log_heat_5.lammps <text:s text:c="2"/>log_SED_14.lammps <text:s/>log_SED_8.lammps <text:s text:c="2"/>SED_LAMMPS_FFT_toucell.m </text:p>
      <text:p text:style-name="P2">log_heat_6.lammps <text:s text:c="2"/>log_SED_15.lammps <text:s/>log_SED_9.lammps </text:p>
      <text:p text:style-name="P2">[jason@ntpl 6x]$ vi parallel_lmp_MD.sh </text:p>
      <text:p text:style-name="P2">[jason@ntpl 6x]$ qsub parallel_lmp_MD.sh </text:p>
      <text:p text:style-name="Standard"/>
      <text:p text:style-name="Standard">You need a job submission script like:</text:p>
      <text:p text:style-name="Standard"/>
      <text:p text:style-name="P2">parallel_lmp_MD.sh</text:p>
      <text:p text:style-name="P2"/>
      <text:p text:style-name="P2">#!/bin/sh </text:p>
      <text:p text:style-name="P2">#PBS -l nodes=1:ppn=4 :node</text:p>
      <text:p text:style-name="P2">### Merge stderr with stdout </text:p>
      <text:p text:style-name="P2">#PBS -j oe </text:p>
      <text:p text:style-name="P2">### Queue name </text:p>
      <text:p text:style-name="P2">#PBS -q default </text:p>
      <text:p text:style-name="P2">###Job name </text:p>
      <text:p text:style-name="P2">#PBS -N p1_lmp_perfect_SED_6x </text:p>
      <text:p text:style-name="P2">### Declare job-non-rerunable </text:p>
      <text:p text:style-name="P2">#PBS -r n </text:p>
      <text:p text:style-name="P2">#PBS -V </text:p>
      <text:p text:style-name="P2"># This job's working directory </text:p>
      <text:p text:style-name="P2">echo Job ID: $PBS_JOBID </text:p>
      <text:p text:style-name="P2">echo Working directory is $PBS_O_WORKDIR cd $PBS_O_WORKDIR echo Running on host `hostname` echo Time is `date` echo Directory is `pwd` echo This job runs on the following processors: </text:p>
      <text:p text:style-name="P2">echo `cat $PBS_NODEFILE` </text:p>
      <text:p text:style-name="P2"/>
      <text:p text:style-name="P2">RUNPATH=/home/jason/lammps/LJ/crystal/perfect/SED/6x </text:p>
      <text:p text:style-name="P2">EXEPATH=/home/jason/lammps/lammps-30Nov10/src </text:p>
      <text:p text:style-name="P2"/>
      <text:p text:style-name="P2">cd $RUNPATH </text:p>
      <text:p text:style-name="P2"/>
      <text:p text:style-name="P2">/opt/intel/impi/3.2.2.006/bin64/mpirun -np 4 $EXEPATH/lmp_openmpi &lt; $RUNPATH/in.LJAr.SED </text:p>
      <text:p text:style-name="Standard"><text:soft-page-break/></text:p>
      <text:p text:style-name="Standard">To check job status:</text:p>
      <text:p text:style-name="Standard"/>
      <text:p text:style-name="P2">[jason@ntpl ~]$ qstat </text:p>
      <text:p text:style-name="P2">Job id <text:s text:c="19"/>Name <text:s text:c="12"/>User <text:s text:c="11"/>Time Use S Queue </text:p>
      <text:p text:style-name="P2">------------------------- ---------------- --------------- -------- - ----- </text:p>
      <text:p text:style-name="P2">2492.ntpl <text:s text:c="16"/>...0.2_r310x16LH jason <text:s text:c="10"/>255:05:3 R default <text:s text:c="7"/></text:p>
      <text:p text:style-name="P2">2493.ntpl <text:s text:c="16"/>....2_r310x16_re jason <text:s text:c="10"/>260:22:0 R default <text:s text:c="7"/></text:p>
      <text:p text:style-name="P2">[jason@ntpl ~]$ qstat -n </text:p>
      <text:p text:style-name="P2"/>
      <text:p text:style-name="P2">ntpl.bw01.me.cmu.local: Torque Server @ ntpl.bw01.me.cmu.local </text:p>
      <text:p text:style-name="P2"><text:s text:c="73"/>Req'd <text:s/>Req'd <text:s text:c="2"/>Elap </text:p>
      <text:p text:style-name="P2">Job ID <text:s text:c="14"/>Username Queue <text:s text:c="3"/>Jobname <text:s text:c="9"/>SessID NDS <text:s text:c="2"/>TSK Memory Time <text:s/>S Time </text:p>
      <text:p text:style-name="P2">-------------------- -------- -------- ---------------- ------ ----- --- ------ ----- - ----- </text:p>
      <text:p text:style-name="P2">2492.ntpl.bw01.m <text:s text:c="4"/>jason <text:s text:c="3"/>default <text:s/>owl_3DLsc59WLJ0. <text:s/>26864 <text:s text:c="4"/>1 <text:s/>-- <text:s text:c="3"/>-- <text:s text:c="3"/>-- <text:s/>R 42:59 </text:p>
      <text:p text:style-name="P2"><text:s text:c="3"/>n016/7+n016/6+n016/5+n016/4+n016/3+n016/2+n016/1+n016/0 </text:p>
      <text:p text:style-name="P2">2493.ntpl.bw01.m <text:s text:c="4"/>jason <text:s text:c="3"/>default <text:s/>owl_3DLsc59WLJ0. <text:s/>26999 <text:s text:c="4"/>1 <text:s/>-- <text:s text:c="3"/>-- <text:s text:c="3"/>-- <text:s/>R 42:58 </text:p>
      <text:p text:style-name="Standard"><text:span text:style-name="T1"><text:s text:c="3"/>n016/11+n016/10+n016/9+n016/8 </text:span></text:p>
      <text:p text:style-name="Standard"/>
      <text:p text:style-name="Standard">To delete a job:</text:p>
      <text:p text:style-name="Standard"/>
      <text:p text:style-name="P2">[jason@ntpl ~]$ qdel 2492 </text:p>
      <text:p text:style-name="Standard"/>
      <text:p text:style-name="Standard">To check job status/timings:</text:p>
      <text:p text:style-name="Standard"/>
      <text:p text:style-name="P2">/home/jason/.pbs_spool/2492.ntpl.bw01.me.cmu.local.OU</text:p>
      <text:p text:style-name="Standard"/>
      <text:p text:style-name="P2"><text:s text:c="2"/>995000 <text:s/>0.085111238 -0.0017991423 -0.0010303413 -0.0010038524 <text:s text:c="4"/>-3.91734 <text:s text:c="3"/>-4.044088 <text:s text:c="2"/>0.12674804 <text:s text:c="3"/>153736.84 </text:p>
      <text:p text:style-name="P2"><text:s/>1000000 <text:s/>0.085225177 -0.0010769173 0.00020226436 -0.00014742846 <text:s text:c="2"/>-3.9173497 <text:s text:c="2"/>-4.0442674 <text:s text:c="2"/>0.12691772 <text:s text:c="3"/>153736.84 </text:p>
      <text:p text:style-name="P2">Loop time of 5598.58 on 8 procs for 1000000 steps with 2640 atoms</text:p>
      <text:p text:style-name="Standard"/>
      <text:p text:style-name="Standard">To check node status:</text:p>
      <text:p text:style-name="Standard"/>
      <text:p text:style-name="P2">[root@ntpl ~]# ssh n016</text:p>
      <text:p text:style-name="P2">[root@ntpl ~]# top</text:p>
      <text:p text:style-name="Standard"/>
      <text:p text:style-name="P8"><text:s text:c="2"/>PID USER <text:s text:c="5"/>PR <text:s/>NI <text:s/>VIRT <text:s/>RES <text:s/>SHR S %CPU %MEM <text:s text:c="3"/>TIME+ <text:s text:c="2"/>P COMMAND <text:s text:c="53"/></text:p>
      <text:p text:style-name="P8">10319 jason <text:s text:c="4"/>25 <text:s text:c="2"/>0 <text:s/>108m <text:s/>10m 8116 R 100.0 <text:s/>0.0 <text:s text:c="2"/>2:30.35 <text:s/>3 /home/jason/lammps/lammps-30Nov10/src/lmp_openmpi <text:s text:c="10"/></text:p>
      <text:p text:style-name="P8">10321 jason <text:s text:c="4"/>25 <text:s text:c="2"/>0 <text:s/>114m <text:s/>10m 7388 R 100.0 <text:s/>0.0 <text:s text:c="2"/>2:28.05 <text:s/>7 /home/jason/lammps/lammps-30Nov10/src/lmp_openmpi <text:s text:c="10"/></text:p>
      <text:p text:style-name="P8">10322 jason <text:s text:c="4"/>25 <text:s text:c="2"/>0 <text:s/>108m 7728 5600 R 100.0 <text:s/>0.0 <text:s text:c="2"/>3:43.76 <text:s/>2 /home/jason/lammps/lammps-30Nov10/src/lmp_openmpi <text:s text:c="10"/></text:p>
      <text:p text:style-name="P8">10324 jason <text:s text:c="4"/>25 <text:s text:c="2"/>0 <text:s/>114m 9292 5556 R 100.0 <text:s/>0.0 <text:s text:c="2"/>3:40.60 <text:s/>5 /home/jason/lammps/lammps-30Nov10/src/lmp_openmpi <text:s text:c="10"/></text:p>
      <text:p text:style-name="P8">27124 jason <text:s text:c="4"/>25 <text:s text:c="2"/>0 <text:s/>114m <text:s/>10m 6832 R 100.0 <text:s/>0.0 <text:s text:c="2"/>2529:50 10 /home/jason/lammps/lammps-30Nov10/src/lmp_openmpi <text:s text:c="10"/></text:p>
      <text:p text:style-name="P8">27125 jason <text:s text:c="4"/>25 <text:s text:c="2"/>0 <text:s/>114m <text:s text:c="2"/>9m 6456 R 100.0 <text:s/>0.0 <text:s text:c="2"/>2606:44 11 /home/jason/lammps/lammps-30Nov10/src/lmp_openmpi <text:s text:c="10"/></text:p>
      <text:p text:style-name="P8">27121 jason <text:s text:c="4"/>25 <text:s text:c="2"/>0 <text:s/>115m <text:s/>12m 8808 R 99.7 <text:s/>0.1 <text:s text:c="2"/>2665:28 <text:s/>8 /home/jason/lammps/lammps-30Nov10/src/lmp_openmpi <text:s text:c="11"/></text:p>
      <text:p text:style-name="P8">27122 jason <text:s text:c="4"/>25 <text:s text:c="2"/>0 <text:s/>108m 9676 7460 R 99.7 <text:s/>0.0 <text:s text:c="2"/>2736:48 <text:s/>1 /home/jason/lammps/lammps-30Nov10/src/lmp_openmpi <text:s text:c="11"/></text:p>
      <text:p text:style-name="P8">10325 jason <text:s text:c="4"/>25 <text:s text:c="2"/>0 <text:s/>114m 9.8m 6248 R 52.2 <text:s/>0.0 <text:s text:c="2"/>3:07.87 <text:s/>6 /home/jason/lammps/lammps-30Nov10/src/lmp_openmpi <text:s text:c="11"/></text:p>
      <text:p text:style-name="P8"><text:soft-page-break/>10326 jason <text:s text:c="4"/>25 <text:s text:c="2"/>0 <text:s/>108m 7676 5420 R 50.2 <text:s/>0.0 <text:s text:c="2"/>3:06.57 <text:s/>4 /home/jason/lammps/lammps-30Nov10/src/lmp_openmpi <text:s text:c="11"/></text:p>
      <text:p text:style-name="P8">27126 jason <text:s text:c="4"/>25 <text:s text:c="2"/>0 <text:s/>108m 9056 6776 R 50.2 <text:s/>0.0 <text:s text:c="2"/>2607:03 <text:s/>0 /home/jason/lammps/lammps-30Nov10/src/lmp_openmpi <text:s text:c="11"/></text:p>
      <text:p text:style-name="P8">10323 jason <text:s text:c="4"/>25 <text:s text:c="2"/>0 <text:s/>108m 8984 6852 R 49.8 <text:s/>0.0 <text:s text:c="2"/>1:53.20 <text:s/>0 /home/jason/lammps/lammps-30Nov10/src/lmp_openmpi <text:s text:c="11"/></text:p>
      <text:p text:style-name="P8">27120 jason <text:s text:c="4"/>25 <text:s text:c="2"/>0 <text:s/>115m <text:s/>13m 9596 R 49.8 <text:s/>0.1 <text:s text:c="2"/>2600:07 <text:s/>4 /home/jason/lammps/lammps-30Nov10/src/lmp_openmpi <text:s text:c="2"/></text:p>
      <text:p text:style-name="Standard"/>
      <text:p text:style-name="P1">File Permissions</text:p>
      <text:p text:style-name="Standard"/>
      <text:p text:style-name="Standard">Sometimes you need to change permissions on folders if current files in folder do not have rwx:</text:p>
      <text:p text:style-name="Standard"/>
      <text:p text:style-name="P2">[root@n016 16x]# ls -l</text:p>
      <text:p text:style-name="P2">total 86M</text:p>
      <text:p text:style-name="P2">-rw-rw-r-- 1 jason jason <text:s/>629 Feb 10 14:36 2_replaceXYZ.py</text:p>
      <text:p text:style-name="P2">-rw-rw-r-- 1 jason jason 103K Feb 10 14:40 final8.txt</text:p>
      <text:p text:style-name="P2">-rw-rw-r-- 1 jason jason 9.4K Feb 15 16:44 F_NEMD.in</text:p>
      <text:p text:style-name="P2">-rw-rw-r-- 1 jason jason 9.4K Feb 17 23:10 F_restart.in</text:p>
      <text:p text:style-name="P2">drwxrwxrwx 2 jason jason 4.0K Feb 20 10:58 LH</text:p>
      <text:p text:style-name="P2">-rw-rw-r-- 1 jason jason <text:s/>784 Feb 16 12:31 lmp_restart.sh</text:p>
      <text:p text:style-name="P2">-rw-rw-r-- 1 jason jason <text:s/>775 Feb 14 21:52 lmp_run.sh</text:p>
      <text:p text:style-name="Standard"/>
      <text:p text:style-name="Standard">To change permissions, use chmod:</text:p>
      <text:p text:style-name="Standard"/>
      <text:p text:style-name="P2">[root@n016 1D_3Ligands]# ls</text:p>
      <text:p text:style-name="P2">16x <text:s/>final8.txt <text:s/>r4.5 <text:s/>r5.5</text:p>
      <text:p text:style-name="P2">[root@n016 1D_3Ligands]# chmod -R 777 ./16x</text:p>
      <text:p text:style-name="Standard"/>
      <text:p text:style-name="Standard">Now the permissions read:</text:p>
      <text:p text:style-name="Standard"/>
      <text:p text:style-name="P2">[root@n016 16x]# ls -l</text:p>
      <text:p text:style-name="P2">total 86M</text:p>
      <text:p text:style-name="P2">-rwxrwxrwx 1 jason jason <text:s/>629 Feb 10 14:36 2_replaceXYZ.py</text:p>
      <text:p text:style-name="P2">-rwxrwxrwx 1 jason jason 103K Feb 10 14:40 final8.txt</text:p>
      <text:p text:style-name="P2">-rwxrwxrwx 1 jason jason 9.4K Feb 15 16:44 F_NEMD.in</text:p>
      <text:p text:style-name="P2">-rwxrwxrwx 1 jason jason 9.4K Feb 17 23:10 F_restart.in</text:p>
      <text:p text:style-name="P2">drwxrwxrwx 2 jason jason 4.0K Feb 20 10:58 LH</text:p>
      <text:p text:style-name="P2">-rwxrwxrwx 1 jason jason <text:s/>784 Feb 16 12:31 lmp_restart.sh</text:p>
      <text:p text:style-name="P2">-rwxrwxrwx 1 jason jason <text:s/>775 Feb 14 21:52 lmp_run.sh</text:p>
      <text:p text:style-name="Standard"/>
      <text:p text:style-name="P1">­Gilgamesh</text:p>
      <text:p text:style-name="Standard"/>
      <text:p text:style-name="Standard"><text:a xlink:type="simple" xlink:href="mailto:user@gilgamesh.cheme.cmu.edu">user@gilgamesh.cheme.cmu.edu</text:a></text:p>
      <text:p text:style-name="Standard"/>
      <text:p text:style-name="Standard"><text:a xlink:type="simple" xlink:href="http://gilgamesh.cheme.cmu.edu/doc/gilgamesh.html">http://gilgamesh.cheme.cmu.edu/doc/gilgamesh.html</text:a></text:p>
      <text:p text:style-name="Standard"/>
      <text:p text:style-name="P3">gilgamesh.cheme.cmu.edu is a computing cluster housed in the Department of Chemical Engineering at CMU.</text:p>
      <text:p text:style-name="P3">The cluster consists of 640 cores distributed on 20 nodes:</text:p>
      <text:p text:style-name="P4">2 <text:s/>nodes with 32 cores 256 GB RAM/node (nodes n00-n01)</text:p>
      <text:p text:style-name="P6"><text:soft-page-break/>6 <text:s/>nodes with 32 cores 128 GB RAM/node (nodes n02-n07)</text:p>
      <text:p text:style-name="P5">12 nodes with 32 cores 64GB RAM/node <text:s text:c="2"/>(nodes n08-n19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2-02-19T20:16:00</meta:creation-date>
    <meta:generator>LibreOffice/3.4$Unix LibreOffice_project/340m1$Build-402</meta:generator>
    <dc:date>2012-02-20T12:35:03</dc:date>
    <dc:creator>Jason </dc:creator>
    <meta:editing-duration>PT1H29M22S</meta:editing-duration>
    <meta:editing-cycles>61</meta:editing-cycles>
    <meta:document-statistic meta:table-count="0" meta:image-count="0" meta:object-count="0" meta:page-count="5" meta:paragraph-count="150" meta:word-count="876" meta:character-count="8215" meta:non-whitespace-character-count="6406"/>
  </office:meta>
</office:document-meta>
</file>